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163cm" fo:min-width="2.548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888cm" fo:min-width="1.9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5.73cm" svg:x1="2.452cm" svg:y1="6.147cm" svg:x2="17.539cm" svg:y2="3.997cm" draw:end-shape="id1" svg:d="M2452 6147c19536 0 11993-2150 15087-2150" svg:viewBox="0 0 15088 2151">
          <text:p/>
        </draw:connector>
        <draw:connector draw:style-name="gr1" draw:text-style-name="P1" draw:layer="layout" draw:type="curve" draw:line-skew="5.849cm" svg:x1="2.468cm" svg:y1="6.663cm" svg:x2="17.539cm" svg:y2="3.997cm" draw:end-shape="id1" draw:end-glue-point="3" svg:d="M2468 6663c19702 0 12167-2666 15071-2666" svg:viewBox="0 0 15072 2667">
          <text:p/>
        </draw:connector>
        <draw:connector draw:style-name="gr1" draw:text-style-name="P1" draw:layer="layout" draw:type="curve" svg:x1="2.645cm" svg:y1="5.453cm" svg:x2="4.048cm" svg:y2="3.476cm" draw:end-shape="id2" draw:end-glue-point="3" svg:d="M2645 5453c676 0-25-1977 1403-1977" svg:viewBox="0 0 1404 1978">
          <text:p/>
        </draw:connector>
        <draw:connector draw:style-name="gr1" draw:text-style-name="P1" draw:layer="layout" draw:type="curve" draw:line-skew="2.023cm" svg:x1="2.403cm" svg:y1="5.469cm" svg:x2="8.493cm" svg:y2="3.349cm" svg:d="M2403 5469c7602 0 4557-2120 6090-2120" svg:viewBox="0 0 6091 2121">
          <text:p/>
        </draw:connector>
        <draw:frame draw:style-name="gr2" draw:text-style-name="P2" draw:layer="layout" svg:width="4.826cm" svg:height="0.962cm" draw:transform="rotate (1.5707963267949) translate (1.254cm 7.858cm)">
          <draw:text-box>
            <text:p>Deeper layers</text:p>
          </draw:text-box>
        </draw:frame>
        <draw:custom-shape draw:style-name="gr3" draw:text-style-name="P4" xml:id="id5" draw:id="id5" draw:layer="layout" svg:width="3.048cm" svg:height="2.413cm" svg:x="8.522cm" svg:y="2.294cm">
          <text:p text:style-name="P3"><text:span text:style-name="T1">3 x 3</text:span></text:p>
          <text:p text:style-name="P3"><text:span text:style-name="T1">con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048cm" svg:height="2.413cm" svg:x="13.094cm" svg:y="2.294cm">
          <text:p text:style-name="P3"><text:span text:style-name="T1">1 x 1</text:span></text:p>
          <text:p text:style-name="P3"><text:span text:style-name="T1">con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318cm" svg:height="2.032cm" draw:transform="rotate (1.58824961931484) translate (17.614cm 6.2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2" xml:id="id1" draw:id="id1" draw:layer="layout" svg:width="2.413cm" svg:height="1.673cm" svg:x="17.539cm" svg:y="3.161cm">
          <draw:text-box>
            <text:p><text:s/>Soft</text:p>
            <text:p>switch</text:p>
          </draw:text-box>
        </draw:frame>
        <draw:connector draw:style-name="gr1" draw:text-style-name="P1" draw:layer="layout" draw:type="curve" svg:x1="19.61cm" svg:y1="4.036cm" svg:x2="20.685cm" svg:y2="3.958cm" draw:start-shape="id3" draw:start-glue-point="5" svg:d="M19610 4036c1195 0 658-78 1075-78" svg:viewBox="0 0 1076 79">
          <text:p/>
        </draw:connector>
        <draw:connector draw:style-name="gr1" draw:text-style-name="P1" draw:layer="layout" draw:type="curve" svg:x1="16.142cm" svg:y1="3.5cm" svg:x2="17.576cm" svg:y2="4.072cm" draw:start-shape="id4" draw:start-glue-point="1" draw:end-shape="id3" svg:d="M16142 3500c1047 0 330 572 1434 572" svg:viewBox="0 0 1435 573">
          <text:p/>
        </draw:connector>
        <draw:connector draw:style-name="gr6" draw:text-style-name="P1" xml:id="id6" draw:id="id6" draw:layer="layout" draw:type="curve" svg:x1="11.57cm" svg:y1="3.5cm" svg:x2="12.796cm" svg:y2="1.635cm" draw:start-shape="id5" svg:d="M11570 3500c1296 0 683-1865 1226-1865" svg:viewBox="0 0 1227 1866">
          <text:p/>
        </draw:connector>
        <draw:connector draw:style-name="gr6" draw:text-style-name="P1" xml:id="id7" draw:id="id7" draw:layer="layout" draw:type="curve" svg:x1="12.796cm" svg:y1="1.635cm" svg:x2="15.52cm" svg:y2="1.629cm" draw:start-shape="id6" draw:start-glue-point="3" svg:d="M12796 1635c2419 0 1058-6 2724-6" svg:viewBox="0 0 2725 7">
          <text:p/>
        </draw:connector>
        <draw:connector draw:style-name="gr1" draw:text-style-name="P1" draw:layer="layout" draw:type="curve" svg:x1="15.52cm" svg:y1="1.629cm" svg:x2="17.576cm" svg:y2="4.072cm" draw:start-shape="id7" draw:start-glue-point="3" draw:end-shape="id3" svg:d="M15520 1629c1513 0 486 2443 2056 2443" svg:viewBox="0 0 2057 2444">
          <text:p/>
        </draw:connector>
        <draw:connector draw:style-name="gr1" draw:text-style-name="P1" draw:layer="layout" draw:type="curve" draw:line-skew="5.448cm" svg:x1="3.017cm" svg:y1="5.469cm" svg:x2="17.539cm" svg:y2="3.997cm" draw:end-shape="id1" draw:end-glue-point="3" svg:d="M3017 5469c18688 0 11428-1472 14522-1472" svg:viewBox="0 0 14523 1473">
          <text:p/>
        </draw:connector>
        <draw:custom-shape draw:style-name="gr3" draw:text-style-name="P4" xml:id="id2" draw:id="id2" draw:layer="layout" svg:width="3.048cm" svg:height="2.413cm" svg:x="4.048cm" svg:y="2.27cm">
          <text:p text:style-name="P3"><text:span text:style-name="T1">5 x 5</text:span></text:p>
          <text:p text:style-name="P3"><text:span text:style-name="T1">conv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1.737cm" svg:x1="7.518cm" svg:y1="5.453cm" svg:x2="13.094cm" svg:y2="3.5cm" draw:end-shape="id4" svg:d="M7518 5453c6412 0 3625-1953 5576-1953" svg:viewBox="0 0 5577 1954">
          <text:p/>
        </draw:connector>
        <draw:connector draw:style-name="gr6" draw:text-style-name="P1" draw:layer="layout" draw:type="curve" svg:x1="7.096cm" svg:y1="3.54cm" svg:x2="8.357cm" svg:y2="1.291cm" draw:end-shape="id8" draw:end-glue-point="2" svg:d="M7096 3540c570 0-60-2249 1261-2249" svg:viewBox="0 0 1262 2250">
          <text:p/>
        </draw:connector>
        <draw:connector draw:style-name="gr6" draw:text-style-name="P1" xml:id="id8" draw:id="id8" draw:layer="layout" draw:type="curve" svg:x1="8.357cm" svg:y1="1.291cm" svg:x2="16.181cm" svg:y2="1.355cm" draw:end-shape="id9" draw:end-glue-point="2" svg:d="M8357 1291c5493 0 1581 64 7824 64" svg:viewBox="0 0 7825 65">
          <text:p/>
        </draw:connector>
        <draw:connector draw:style-name="gr7" draw:text-style-name="P1" xml:id="id9" draw:id="id9" draw:layer="layout" draw:type="curve" svg:x1="16.181cm" svg:y1="1.355cm" svg:x2="17.539cm" svg:y2="3.997cm" draw:end-shape="id1" draw:end-glue-point="3" svg:d="M16181 1355c643 0-35 2642 1358 2642" svg:viewBox="0 0 1359 26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7:48:34.599865414</meta:creation-date>
    <dc:date>2017-05-18T18:29:19.316483127</dc:date>
    <meta:editing-duration>PT2H24M15S</meta:editing-duration>
    <meta:editing-cycles>6</meta:editing-cycles>
    <meta:generator>LibreOffice/5.2.6.2$Linux_X86_64 LibreOffice_project/20$Build-2</meta:generator>
    <meta:document-statistic meta:object-count="20"/>
  </office:meta>
</office:document-meta>
</file>